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fo:min-height="2.629cm"/>
      <style:paragraph-properties style:writing-mode="lr-tb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48pt" style:font-size-asian="48pt" style:font-size-complex="4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margin-top="0.5cm" fo:margin-bottom="0cm" fo:text-align="start"/>
      <style:text-properties fo:hyphenate="false" loext:hyphenation-no-caps="false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ffffff" loext:opacity="100%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<text:span text:style-name="T1">OpenCV-Whiteboar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orüberlegung</text:p>
              </text:list-item>
              <text:list-item>
                <text:p>Features</text:p>
              </text:list-item>
              <text:list-item>
                <text:p>besondere Schwierigkeiten</text:p>
              </text:list-item>
              <text:list-item>
                <text:p>Jetson Nan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layer="layout" svg:width="25.199cm" svg:height="2.629cm" svg:x="1.4cm" svg:y="0.628cm" presentation:class="title">
          <draw:text-box>
            <text:p>Vorüberlegun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iteboard mit Handsteuerung</text:p>
              </text:list-item>
              <text:list-item>
                <text:p>grundlegende Funktionen</text:p>
                <text:list>
                  <text:list-item>
                    <text:p>Zeichnen, Radieren, Speicher, Laden</text:p>
                  </text:list-item>
                </text:list>
              </text:list-item>
              <text:list-item>
                <text:p>Vollbildanwendung</text:p>
              </text:list-item>
              <text:list-item>
                <text:p>Webcam Bild-in-Bil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layer="layout" svg:width="25.199cm" svg:height="2.629cm" svg:x="1.4cm" svg:y="0.628cm" presentation:class="title">
          <draw:text-box>
            <text:p>Featur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Zoomen mit zwei Händen</text:p>
              </text:list-item>
              <text:list-item>
                <text:p>Farbe ändern</text:p>
              </text:list-item>
              <text:list-item>
                <text:p>Whiteboards oder Hintergründe laden</text:p>
              </text:list-item>
              <text:list-item>
                <text:p>Knöpfe für Funktion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 text:style-name="P5">besondere Schwierigkeit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6">Handerkennung nur in Vertikaler Position</text:p>
                <text:list>
                  <text:list-item>
                    <text:p>automatische Rotation für Gestenerkennung</text:p>
                  </text:list-item>
                </text:list>
              </text:list-item>
              <text:list-item>
                <text:p>Zwei-Hand-Modus</text:p>
                <text:list>
                  <text:list-item>
                    <text:p>beide Hände müssen unabhängig rotiert werden</text:p>
                  </text:list-item>
                  <text:list-item>
                    <text:p>falsch erkannte Doppelhand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besondere Schwierigkeit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Zoom</text:p>
                <text:list>
                  <text:list-item>
                    <text:p>deep/shallow Copy</text:p>
                  </text:list-item>
                  <text:list-item>
                    <text:p>komplexe Berechnung</text:p>
                  </text:list-item>
                  <text:list-item>
                    <text:p>Unschärfe nach Zoom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Jetson Nan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keine einfache Installation von Mediapipe</text:p>
                <text:list>
                  <text:list-item>
                    <text:p>Wheel Paket, aber Version 0.8.5 statt 0.8.9.1</text:p>
                  </text:list-item>
                  <text:list-item>
                    <text:p>Spizielle Version von</text:p>
                    <text:list>
                      <text:list-item>
                        <text:p>OpenCV (Build durch mediapipe Skript)</text:p>
                      </text:list-item>
                      <text:list-item>
                        <text:p>NumPy (1.19.4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Jetson Nano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keine CSI Kamera</text:p>
                <text:list>
                  <text:list-item>
                    <text:p>Treiber oder Hardware Fehler</text:p>
                  </text:list-item>
                </text:list>
              </text:list-item>
              <text:list-item>
                <text:p text:style-name="P6">Anpassungen am Quelltext notwendig</text:p>
                <text:list>
                  <text:list-item>
                    <text:p>UI Anpassung an geringe Auflösung</text:p>
                  </text:list-item>
                  <text:list-item>
                    <text:p>Veraltetes Mediapip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Jetson Nan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6">subjektiv gute Bildrate</text:p>
              </text:list-item>
              <text:list-item>
                <text:p text:style-name="P6">schlechteres Tracking</text:p>
              </text:list-item>
              <text:list-item>
                <text:p text:style-name="P6">einige Features werden nicht unterstützt</text:p>
                <text:list>
                  <text:list-item>
                    <text:p>nur eine Hand möglich</text:p>
                  </text:list-item>
                  <text:list-item>
                    <text:p>kein Zo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solid" draw:fill-color="#44546a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tandard-outline2" style:family="presentation" style:parent-style-name="Standard-outline1">
      <style:paragraph-properties fo:margin-top="0.4cm" fo:margin-bottom="0cm"/>
      <style:text-properties fo:color="#ffffff" loext:opacity="100%" fo:font-size="28pt" style:font-size-asian="28pt" style:font-size-complex="28pt" fo:hyphenate="false" loext:hyphenation-no-caps="false"/>
    </style:style>
    <style:style style:name="Standard-outline3" style:family="presentation" style:parent-style-name="Standard-outline2">
      <style:paragraph-properties fo:margin-top="0.3cm" fo:margin-bottom="0cm"/>
      <style:text-properties fo:color="#ffffff" loext:opacity="100%" fo:font-size="24pt" style:font-size-asian="24pt" style:font-size-complex="24pt" fo:hyphenate="false" loext:hyphenation-no-caps="false"/>
    </style:style>
    <style:style style:name="Standard-outline4" style:family="presentation" style:parent-style-name="Standard-outline3">
      <style:paragraph-properties fo:margin-top="0.2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Standard-outline5" style:family="presentation" style:parent-style-name="Standard-outline4">
      <style:paragraph-properties fo:margin-top="0.1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Standard-outline6" style:family="presentation" style:parent-style-name="Standard-outline5">
      <style:paragraph-properties fo:margin-top="0.1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Standard-outline7" style:family="presentation" style:parent-style-name="Standard-outline6">
      <style:paragraph-properties fo:margin-top="0.1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44546a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3T18:55:51.437791597</meta:creation-date>
    <dc:date>2022-03-18T00:42:30.051585650</dc:date>
    <meta:editing-duration>PT3H54M46S</meta:editing-duration>
    <meta:editing-cycles>47</meta:editing-cycles>
    <meta:generator>LibreOffice/7.3.1.3$Linux_X86_64 LibreOffice_project/30$Build-3</meta:generator>
    <meta:document-statistic meta:object-count="56"/>
  </office:meta>
</office:document-meta>
</file>